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in" fo:margin-bottom="0in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in" fo:margin-bottom="0in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paragraph-properties fo:margin-top="0in" fo:margin-bottom="0in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top="0in" fo:margin-bottom="0in" style:contextual-spacing="false"/>
    </style:style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in" fo:margin-bottom="0in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in" fo:margin-bottom="0in" style:contextual-spacing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2">
      <style:paragraph-properties fo:margin-top="0in" fo:margin-bottom="0in" style:contextual-spacing="false"/>
    </style:style>
    <style:style style:name="P22" style:family="paragraph" style:parent-style-name="Text_20_body" style:list-style-name="L13"/>
    <style:style style:name="P23" style:family="paragraph" style:parent-style-name="Text_20_body" style:list-style-name="L13">
      <style:paragraph-properties fo:margin-top="0in" fo:margin-bottom="0in" style:contextual-spacing="false"/>
    </style:style>
    <style:style style:name="P24" style:family="paragraph" style:parent-style-name="Text_20_body" style:list-style-name="L14"/>
    <style:style style:name="P25" style:family="paragraph" style:parent-style-name="Text_20_body" style:list-style-name="L14">
      <style:paragraph-properties fo:margin-top="0in" fo:margin-bottom="0in" style:contextual-spacing="false"/>
    </style:style>
    <style:style style:name="P26" style:family="paragraph" style:parent-style-name="Text_20_body" style:list-style-name="L15"/>
    <style:style style:name="P27" style:family="paragraph" style:parent-style-name="Text_20_body" style:list-style-name="L15">
      <style:paragraph-properties fo:margin-top="0in" fo:margin-bottom="0in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in" fo:margin-bottom="0in" style:contextual-spacing="false"/>
    </style:style>
    <style:style style:name="P30" style:family="paragraph" style:parent-style-name="Text_20_body" style:list-style-name="L17"/>
    <style:style style:name="P31" style:family="paragraph" style:parent-style-name="Text_20_body" style:list-style-name="L17">
      <style:paragraph-properties fo:margin-top="0in" fo:margin-bottom="0in" style:contextual-spacing="false"/>
    </style:style>
    <style:style style:name="P32" style:family="paragraph" style:parent-style-name="Text_20_body" style:list-style-name="L18"/>
    <style:style style:name="P33" style:family="paragraph" style:parent-style-name="Text_20_body" style:list-style-name="L18">
      <style:paragraph-properties fo:margin-top="0in" fo:margin-bottom="0in" style:contextual-spacing="false"/>
    </style:style>
    <style:style style:name="P34" style:family="paragraph" style:parent-style-name="Text_20_body" style:list-style-name="L19"/>
    <style:style style:name="P35" style:family="paragraph" style:parent-style-name="Text_20_body" style:list-style-name="L19">
      <style:paragraph-properties fo:margin-top="0in" fo:margin-bottom="0in" style:contextual-spacing="false"/>
    </style:style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P38" style:family="paragraph" style:parent-style-name="Text_20_body" style:list-style-name="L21">
      <style:paragraph-properties fo:margin-top="0in" fo:margin-bottom="0in" style:contextual-spacing="false"/>
    </style:style>
    <style:style style:name="P39" style:family="paragraph" style:parent-style-name="Text_20_body" style:list-style-name="L22"/>
    <style:style style:name="P40" style:family="paragraph" style:parent-style-name="Text_20_body" style:list-style-name="L22">
      <style:paragraph-properties fo:margin-top="0in" fo:margin-bottom="0in" style:contextual-spacing="false"/>
    </style:style>
    <style:style style:name="P41" style:family="paragraph" style:parent-style-name="Text_20_body" style:list-style-name="L23"/>
    <style:style style:name="P42" style:family="paragraph" style:parent-style-name="Text_20_body" style:list-style-name="L23">
      <style:paragraph-properties fo:margin-top="0in" fo:margin-bottom="0in" style:contextual-spacing="false"/>
    </style:style>
    <style:style style:name="P43" style:family="paragraph" style:parent-style-name="Text_20_body" style:list-style-name="L24"/>
    <style:style style:name="P44" style:family="paragraph" style:parent-style-name="Text_20_body" style:list-style-name="L24">
      <style:paragraph-properties fo:margin-top="0in" fo:margin-bottom="0in" style:contextual-spacing="false"/>
    </style:style>
    <style:style style:name="P45" style:family="paragraph" style:parent-style-name="Text_20_body" style:list-style-name="L25"/>
    <style:style style:name="P46" style:family="paragraph" style:parent-style-name="Text_20_body" style:list-style-name="L25">
      <style:paragraph-properties fo:margin-top="0in" fo:margin-bottom="0in" style:contextual-spacing="false"/>
    </style:style>
    <style:style style:name="P47" style:family="paragraph" style:parent-style-name="Text_20_body" style:list-style-name="L26"/>
    <style:style style:name="P48" style:family="paragraph" style:parent-style-name="Text_20_body" style:list-style-name="L27"/>
    <style:style style:name="P49" style:family="paragraph" style:parent-style-name="Text_20_body" style:list-style-name="L27">
      <style:paragraph-properties fo:margin-top="0in" fo:margin-bottom="0in" style:contextual-spacing="false"/>
    </style:style>
    <style:style style:name="P50" style:family="paragraph" style:parent-style-name="Text_20_body" style:list-style-name="L28"/>
    <style:style style:name="P51" style:family="paragraph" style:parent-style-name="Text_20_body" style:list-style-name="L29"/>
    <style:style style:name="P52" style:family="paragraph" style:parent-style-name="Text_20_body" style:list-style-name="L2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 it is. That means we build RRR as: folder boundaries + tool permissions + per-case lock files (chain-of-custody + “nothing changes silently after we freeze it”).</text:p>
      <text:p text:style-name="Text_20_body">Below is a v0 that’s implementable immediately and matches the Evidence Library / Case Packs / Production Sets model from the EverLightOS page.</text:p>
      <text:h text:style-name="Heading_20_2" text:outline-level="2"><text:span text:style-name="Source_20_Text">RRR_Protocol.yml</text:span> (Draft v0.1)</text:h>
      <text:p text:style-name="Text_20_body">version: 0.1</text:p>
      <text:p text:style-name="Text_20_body">name: EverLightOS_RRR_Protocol</text:p>
      <text:p text:style-name="Text_20_body">default_policy: deny</text:p>
      <text:p text:style-name="Text_20_body">identity:</text:p>
      <text:p text:style-name="Text_20_body">operator_required: true</text:p>
      <text:p text:style-name="Text_20_body">require_operator_id: true</text:p>
      <text:p text:style-name="Text_20_body">require_session_id: true</text:p>
      <text:p text:style-name="Text_20_body">modes:</text:p>
      <text:p text:style-name="Text_20_body">legal:</text:p>
      <text:p text:style-name="Text_20_body">description: Evidence handling, litigation drafting, filings, discovery planning</text:p>
      <text:p text:style-name="Text_20_body">press:</text:p>
      <text:p text:style-name="Text_20_body">description: Public narrative outputs; must never pull non-public evidence</text:p>
      <text:p text:style-name="Text_20_body">creative:</text:p>
      <text:p text:style-name="Text_20_body">description: Music/literature workflows; kept separate from legal unless explicitly bridged</text:p>
      <text:p text:style-name="Text_20_body">admin:</text:p>
      <text:p text:style-name="Text_20_body">description: System maintenance, overrides, audits, configuration</text:p>
      <text:p text:style-name="Text_20_body">sensitivity_levels:</text:p>
      <text:list xml:id="list521122604" text:style-name="L1">
        <text:list-item>
          <text:p text:style-name="P2">Private </text:p>
        </text:list-item>
        <text:list-item>
          <text:p text:style-name="P2">Legal-only </text:p>
        </text:list-item>
        <text:list-item>
          <text:p text:style-name="P1">Public </text:p>
        </text:list-item>
      </text:list>
      <text:p text:style-name="Text_20_body">data_scopes:</text:p>
      <text:p text:style-name="Text_20_body">shared_evidence_library:</text:p>
      <text:p text:style-name="Text_20_body">root: Omniversal_Media/Shared_Evidence_Library</text:p>
      <text:p text:style-name="Text_20_body">rules:</text:p>
      <text:list xml:id="list3122968896" text:style-name="L2">
        <text:list-item>
          <text:p text:style-name="P4">sensitivity_folder_enforced: true </text:p>
        </text:list-item>
        <text:list-item>
          <text:p text:style-name="P3"><text:soft-page-break/>deny_if_sensitivity_missing: true </text:p>
        </text:list-item>
      </text:list>
      <text:p text:style-name="Text_20_body">legal_cases:</text:p>
      <text:p text:style-name="Text_20_body">root: Omniversal_Media/Legal/Cases</text:p>
      <text:p text:style-name="Text_20_body">rules:</text:p>
      <text:list xml:id="list388086344" text:style-name="L3">
        <text:list-item>
          <text:p text:style-name="P5">case_pack_structure_enforced: true </text:p>
        </text:list-item>
      </text:list>
      <text:p text:style-name="Text_20_body">press_packs:</text:p>
      <text:p text:style-name="Text_20_body">root: Omniversal_Media/Press/Packs</text:p>
      <text:p text:style-name="Text_20_body">rules:</text:p>
      <text:list xml:id="list2613692627" text:style-name="L4">
        <text:list-item>
          <text:p text:style-name="P6">only_public_receipts: true </text:p>
        </text:list-item>
      </text:list>
      <text:p text:style-name="Text_20_body">access_matrix:</text:p>
      <text:p text:style-name="Text_20_body">read:</text:p>
      <text:p text:style-name="Text_20_body">Public:</text:p>
      <text:p text:style-name="Text_20_body">allowed_modes: [legal, press, creative, admin]</text:p>
      <text:p text:style-name="Text_20_body">Legal-only:</text:p>
      <text:p text:style-name="Text_20_body">allowed_modes: [legal, admin]</text:p>
      <text:p text:style-name="Text_20_body">Private:</text:p>
      <text:p text:style-name="Text_20_body">allowed_modes: [admin]</text:p>
      <text:p text:style-name="Text_20_body">override:</text:p>
      <text:p text:style-name="Text_20_body">requires_break_glass: true</text:p>
      <text:p text:style-name="Text_20_body">break_glass_ttl_minutes: 30</text:p>
      <text:p text:style-name="Text_20_body">require_reason: true</text:p>
      <text:p text:style-name="Text_20_body">write:</text:p>
      <text:p text:style-name="Text_20_body">Public:</text:p>
      <text:p text:style-name="Text_20_body">allowed_modes: [press, admin]</text:p>
      <text:p text:style-name="Text_20_body">constraints:</text:p>
      <text:list xml:id="list1447318556" text:style-name="L5">
        <text:list-item>
          <text:p text:style-name="P8">cannot_write_into_shared_evidence_library_directly: true </text:p>
        </text:list-item>
        <text:list-item>
          <text:p text:style-name="P7">must_use_tools: [export_public_press_pack] </text:p>
        </text:list-item>
      </text:list>
      <text:p text:style-name="Text_20_body">Legal-only:</text:p>
      <text:p text:style-name="Text_20_body">allowed_modes: [legal, admin]</text:p>
      <text:p text:style-name="Text_20_body">constraints:</text:p>
      <text:list xml:id="list2655572390" text:style-name="L6">
        <text:list-item>
          <text:p text:style-name="P9"><text:soft-page-break/>must_use_tools: [ingest_evidence, redact_copy, snapshot_production_set] </text:p>
        </text:list-item>
      </text:list>
      <text:p text:style-name="Text_20_body">Private:</text:p>
      <text:p text:style-name="Text_20_body">allowed_modes: [admin]</text:p>
      <text:p text:style-name="Text_20_body">constraints:</text:p>
      <text:list xml:id="list2839570144" text:style-name="L7">
        <text:list-item>
          <text:p text:style-name="P11">must_use_tools: [ingest_evidence] </text:p>
        </text:list-item>
        <text:list-item>
          <text:p text:style-name="P10">require_confirmation: true </text:p>
        </text:list-item>
      </text:list>
      <text:p text:style-name="Text_20_body">tool_permissions:</text:p>
      <text:p text:style-name="Text_20_body">ingest_evidence:</text:p>
      <text:p text:style-name="Text_20_body">allowed_modes: [legal, admin]</text:p>
      <text:p text:style-name="Text_20_body">requires_confirmation: true</text:p>
      <text:p text:style-name="Text_20_body">outputs_required:</text:p>
      <text:list xml:id="list896344831" text:style-name="L8">
        <text:list-item>
          <text:p text:style-name="P13">evidence_id </text:p>
        </text:list-item>
        <text:list-item>
          <text:p text:style-name="P13">sensitivity </text:p>
        </text:list-item>
        <text:list-item>
          <text:p text:style-name="P13">sha256 </text:p>
        </text:list-item>
        <text:list-item>
          <text:p text:style-name="P13">canonical_path </text:p>
        </text:list-item>
        <text:list-item>
          <text:p text:style-name="P12">index_row_appended: true </text:p>
        </text:list-item>
      </text:list>
      <text:p text:style-name="Text_20_body">update_evidence_metadata:</text:p>
      <text:p text:style-name="Text_20_body">allowed_modes: [legal, admin]</text:p>
      <text:p text:style-name="Text_20_body">requires_confirmation: false</text:p>
      <text:p text:style-name="Text_20_body">constraints:</text:p>
      <text:list xml:id="list3858060239" text:style-name="L9">
        <text:list-item>
          <text:p text:style-name="P15">cannot_change_sensitivity_without_confirmation: true </text:p>
        </text:list-item>
        <text:list-item>
          <text:p text:style-name="P14">cannot_change_evidence_id: true </text:p>
        </text:list-item>
      </text:list>
      <text:p text:style-name="Text_20_body">move_evidence_between_sensitivity:</text:p>
      <text:p text:style-name="Text_20_body">allowed_modes: [admin]</text:p>
      <text:p text:style-name="Text_20_body">requires_confirmation: true</text:p>
      <text:p text:style-name="Text_20_body">requires_reason: true</text:p>
      <text:p text:style-name="Text_20_body">constraints:</text:p>
      <text:list xml:id="list2638139541" text:style-name="L10">
        <text:list-item>
          <text:p text:style-name="P17">must_create_audit_event: true </text:p>
        </text:list-item>
        <text:list-item>
          <text:p text:style-name="P16">must_update_index: true </text:p>
        </text:list-item>
      </text:list>
      <text:p text:style-name="Text_20_body">create_case_pack:</text:p>
      <text:p text:style-name="Text_20_body">allowed_modes: [legal, admin]</text:p>
      <text:p text:style-name="Text_20_body">requires_confirmation: true</text:p>
      <text:p text:style-name="Text_20_body"><text:soft-page-break/>outputs_required:</text:p>
      <text:list xml:id="list2109116627" text:style-name="L11">
        <text:list-item>
          <text:p text:style-name="P19">case_id </text:p>
        </text:list-item>
        <text:list-item>
          <text:p text:style-name="P19">case_root_path </text:p>
        </text:list-item>
        <text:list-item>
          <text:p text:style-name="P18">created_lock_file: true </text:p>
        </text:list-item>
      </text:list>
      <text:p text:style-name="Text_20_body">map_exhibits:</text:p>
      <text:p text:style-name="Text_20_body">allowed_modes: [legal, admin]</text:p>
      <text:p text:style-name="Text_20_body">requires_confirmation: true</text:p>
      <text:p text:style-name="Text_20_body">constraints:</text:p>
      <text:list xml:id="list3936751688" text:style-name="L12">
        <text:list-item>
          <text:p text:style-name="P21">exhibit_labels_unique_per_filing: true </text:p>
        </text:list-item>
        <text:list-item>
          <text:p text:style-name="P20">evidence_must_exist_in_index: true </text:p>
        </text:list-item>
      </text:list>
      <text:p text:style-name="Text_20_body">snapshot_production_set:</text:p>
      <text:p text:style-name="Text_20_body">allowed_modes: [legal, admin]</text:p>
      <text:p text:style-name="Text_20_body">requires_confirmation: true</text:p>
      <text:p text:style-name="Text_20_body">constraints:</text:p>
      <text:list xml:id="list3930597363" text:style-name="L13">
        <text:list-item>
          <text:p text:style-name="P23">must_write_manifest: true </text:p>
        </text:list-item>
        <text:list-item>
          <text:p text:style-name="P23">manifest_must_include_hashes: true </text:p>
        </text:list-item>
        <text:list-item>
          <text:p text:style-name="P23">snapshot_folder_must_be_append_only: true </text:p>
        </text:list-item>
        <text:list-item>
          <text:p text:style-name="P22">once_frozen_no_modifications: true </text:p>
        </text:list-item>
      </text:list>
      <text:p text:style-name="Text_20_body">redact_copy:</text:p>
      <text:p text:style-name="Text_20_body">allowed_modes: [legal, admin]</text:p>
      <text:p text:style-name="Text_20_body">requires_confirmation: true</text:p>
      <text:p text:style-name="Text_20_body">constraints:</text:p>
      <text:list xml:id="list354274544" text:style-name="L14">
        <text:list-item>
          <text:p text:style-name="P25">redaction_outputs_must_be_new_files: true </text:p>
        </text:list-item>
        <text:list-item>
          <text:p text:style-name="P24">must_record_redaction_method: true </text:p>
        </text:list-item>
      </text:list>
      <text:p text:style-name="Text_20_body">export_public_press_pack:</text:p>
      <text:p text:style-name="Text_20_body">allowed_modes: [press, admin]</text:p>
      <text:p text:style-name="Text_20_body">requires_confirmation: true</text:p>
      <text:p text:style-name="Text_20_body">constraints:</text:p>
      <text:list xml:id="list1671534356" text:style-name="L15">
        <text:list-item>
          <text:p text:style-name="P27">may_only_export_sensitivity: Public </text:p>
        </text:list-item>
        <text:list-item>
          <text:p text:style-name="P26">must_write_press_manifest: true </text:p>
        </text:list-item>
      </text:list>
      <text:p text:style-name="Text_20_body">search_rag:</text:p>
      <text:p text:style-name="Text_20_body">allowed_modes: [legal, press, creative, admin]</text:p>
      <text:p text:style-name="Text_20_body"><text:soft-page-break/>constraints:</text:p>
      <text:list xml:id="list77325923" text:style-name="L16">
        <text:list-item>
          <text:p text:style-name="P29">retrieval_scoped_by_mode: true </text:p>
        </text:list-item>
        <text:list-item>
          <text:p text:style-name="P29">deny_private_by_default: true </text:p>
        </text:list-item>
        <text:list-item>
          <text:p text:style-name="P28">legal_only_requires_mode: legal </text:p>
        </text:list-item>
      </text:list>
      <text:p text:style-name="Text_20_body">confirmations:</text:p>
      <text:p text:style-name="Text_20_body">always_confirm:</text:p>
      <text:list xml:id="list653403659" text:style-name="L17">
        <text:list-item>
          <text:p text:style-name="P31">delete_any_file </text:p>
        </text:list-item>
        <text:list-item>
          <text:p text:style-name="P31">change_sensitivity </text:p>
        </text:list-item>
        <text:list-item>
          <text:p text:style-name="P31">create_or_freeze_snapshot </text:p>
        </text:list-item>
        <text:list-item>
          <text:p text:style-name="P31">export_public_press_pack </text:p>
        </text:list-item>
        <text:list-item>
          <text:p text:style-name="P30">break_glass_override </text:p>
        </text:list-item>
      </text:list>
      <text:p text:style-name="Text_20_body">confirm_payload_must_include:</text:p>
      <text:list xml:id="list4092893573" text:style-name="L18">
        <text:list-item>
          <text:p text:style-name="P33">operator_id </text:p>
        </text:list-item>
        <text:list-item>
          <text:p text:style-name="P33">session_id </text:p>
        </text:list-item>
        <text:list-item>
          <text:p text:style-name="P32">reason </text:p>
        </text:list-item>
      </text:list>
      <text:p text:style-name="Text_20_body">logging:</text:p>
      <text:p text:style-name="Text_20_body">root: Omniversal_Media/_system/Audit_Log</text:p>
      <text:p text:style-name="Text_20_body">format: jsonl</text:p>
      <text:p text:style-name="Text_20_body">minimum_fields:</text:p>
      <text:list xml:id="list963814392" text:style-name="L19">
        <text:list-item>
          <text:p text:style-name="P35">timestamp </text:p>
        </text:list-item>
        <text:list-item>
          <text:p text:style-name="P35">operator_id </text:p>
        </text:list-item>
        <text:list-item>
          <text:p text:style-name="P35">session_id </text:p>
        </text:list-item>
        <text:list-item>
          <text:p text:style-name="P35">mode </text:p>
        </text:list-item>
        <text:list-item>
          <text:p text:style-name="P35">tool_name </text:p>
        </text:list-item>
        <text:list-item>
          <text:p text:style-name="P35">inputs </text:p>
        </text:list-item>
        <text:list-item>
          <text:p text:style-name="P35">outputs </text:p>
        </text:list-item>
        <text:list-item>
          <text:p text:style-name="P35">file_paths </text:p>
        </text:list-item>
        <text:list-item>
          <text:p text:style-name="P35">sha256_list </text:p>
        </text:list-item>
        <text:list-item>
          <text:p text:style-name="P34">decision: [allowed, denied, break_glass] </text:p>
        </text:list-item>
      </text:list>
      <text:p text:style-name="Text_20_body">retention:</text:p>
      <text:p text:style-name="Text_20_body">days: 3650</text:p>
      <text:p text:style-name="Text_20_body">locks_and_chain_of_custody:</text:p>
      <text:p text:style-name="Text_20_body">case_lock_file:</text:p>
      <text:p text:style-name="Text_20_body">filename: CASE_LOCK.json</text:p>
      <text:p text:style-name="Text_20_body">location: Omniversal_Media/Legal/Cases/&lt;CaseName&gt;/00__Admin/CASE_LOCK.json</text:p>
      <text:p text:style-name="Text_20_body"><text:soft-page-break/>required_fields:</text:p>
      <text:list xml:id="list2165269051" text:style-name="L20">
        <text:list-item>
          <text:p text:style-name="P36">case_id</text:p>
        </text:list-item>
        <text:list-item>
          <text:p text:style-name="P36">owner</text:p>
        </text:list-item>
        <text:list-item>
          <text:p text:style-name="P36">created_at</text:p>
        </text:list-item>
        <text:list-item>
          <text:p text:style-name="P36">created_by</text:p>
        </text:list-item>
        <text:list-item>
          <text:p text:style-name="P36">allowed_modes: [legal, admin]</text:p>
        </text:list-item>
        <text:list-item>
          <text:p text:style-name="P36">sensitivity_defaults:</text:p>
          <text:p text:style-name="P36">evidence_default: Legal-only</text:p>
        </text:list-item>
        <text:list-item>
          <text:p text:style-name="P36">related_evidence_ids: []</text:p>
        </text:list-item>
      </text:list>
      <text:p text:style-name="Text_20_body">rules:</text:p>
      <text:list xml:id="list3469778375" text:style-name="L21">
        <text:list-item>
          <text:p text:style-name="P38">lock_file_required_for_case_tools: [map_exhibits, snapshot_production_set] </text:p>
        </text:list-item>
        <text:list-item>
          <text:p text:style-name="P37">changing_lock_file_requires_confirmation: true </text:p>
        </text:list-item>
      </text:list>
      <text:p text:style-name="Text_20_body">snapshot_lock_file:</text:p>
      <text:p text:style-name="Text_20_body">filename: SNAPSHOT_LOCK.json</text:p>
      <text:p text:style-name="Text_20_body">location: Omniversal_Media/Legal/Cases/&lt;CaseName&gt;/06__Production_Sets/&lt;SnapshotName&gt;/SNAPSHOT_LOCK.json</text:p>
      <text:p text:style-name="Text_20_body">required_fields:</text:p>
      <text:list xml:id="list1299537655" text:style-name="L22">
        <text:list-item>
          <text:p text:style-name="P40">snapshot_id </text:p>
        </text:list-item>
        <text:list-item>
          <text:p text:style-name="P40">created_at </text:p>
        </text:list-item>
        <text:list-item>
          <text:p text:style-name="P40">created_by </text:p>
        </text:list-item>
        <text:list-item>
          <text:p text:style-name="P40">filing_id </text:p>
        </text:list-item>
        <text:list-item>
          <text:p text:style-name="P40">exhibit_map </text:p>
        </text:list-item>
        <text:list-item>
          <text:p text:style-name="P40">manifest_sha256 </text:p>
        </text:list-item>
        <text:list-item>
          <text:p text:style-name="P39">frozen: true </text:p>
        </text:list-item>
      </text:list>
      <text:p text:style-name="Text_20_body">rules:</text:p>
      <text:list xml:id="list1144779116" text:style-name="L23">
        <text:list-item>
          <text:p text:style-name="P42">if_frozen_deny_all_writes_inside_snapshot: true </text:p>
        </text:list-item>
        <text:list-item>
          <text:p text:style-name="P41">allow_additional_notes_only_in: ../00__Admin/ </text:p>
        </text:list-item>
      </text:list>
      <text:p text:style-name="Text_20_body">break_glass:</text:p>
      <text:p text:style-name="Text_20_body">enabled: true</text:p>
      <text:p text:style-name="Text_20_body">allowed_modes: [admin]</text:p>
      <text:p text:style-name="Text_20_body">requires:</text:p>
      <text:list xml:id="list2281520934" text:style-name="L24">
        <text:list-item>
          <text:p text:style-name="P44">reason </text:p>
        </text:list-item>
        <text:list-item>
          <text:p text:style-name="P44">operator_confirmation </text:p>
        </text:list-item>
        <text:list-item>
          <text:p text:style-name="P44"><text:soft-page-break/>automatic_expiration </text:p>
        </text:list-item>
        <text:list-item>
          <text:p text:style-name="P43">audit_log_entry </text:p>
        </text:list-item>
      </text:list>
      <text:h text:style-name="Heading_20_2" text:outline-level="2">What “per-case lock files” buy you (in plain English)</text:h>
      <text:list xml:id="list2877615396" text:style-name="L25">
        <text:list-item>
          <text:p text:style-name="P46">CASE_LOCK.json is the “case constitution”: who owns it, what tools may touch it, and the current set of related evidence IDs. </text:p>
        </text:list-item>
        <text:list-item>
          <text:p text:style-name="P45">SNAPSHOT_LOCK.json is the “court package freeze seal”: once created, the snapshot becomes append-only/immutable and verifiable via hashes. </text:p>
        </text:list-item>
      </text:list>
      <text:p text:style-name="Text_20_body">This makes your backups and later arguments about authenticity far stronger, and it prevents accidental edits to a filing package.</text:p>
      <text:h text:style-name="Heading_20_2" text:outline-level="2">Minimal companion docs (to give Cody + team)</text:h>
      <text:p text:style-name="Text_20_body">If you want to paste these alongside the YAML:</text:p>
      <text:list xml:id="list495386063" text:style-name="L26">
        <text:list-item>
          <text:p text:style-name="P47">RRR_<text:a xlink:type="simple" xlink:href="http://README.md/" text:style-name="Internet_20_link" text:visited-style-name="Visited_20_Internet_20_Link">README.md</text:a> (1 page) </text:p>
        </text:list-item>
      </text:list>
      <text:list xml:id="list2747320240" text:style-name="L27">
        <text:list-item>
          <text:p text:style-name="P49">What RRR is </text:p>
        </text:list-item>
        <text:list-item>
          <text:p text:style-name="P49">Modes </text:p>
        </text:list-item>
        <text:list-item>
          <text:p text:style-name="P49">Sensitivity levels </text:p>
        </text:list-item>
        <text:list-item>
          <text:p text:style-name="P49">What requires confirmation </text:p>
        </text:list-item>
        <text:list-item>
          <text:p text:style-name="P49">What “frozen” means </text:p>
        </text:list-item>
        <text:list-item>
          <text:p text:style-name="P48">How break-glass works </text:p>
        </text:list-item>
      </text:list>
      <text:list xml:id="list3624113667" text:style-name="L28">
        <text:list-item>
          <text:p text:style-name="P50">Lock file templates </text:p>
        </text:list-item>
      </text:list>
      <text:list xml:id="list3669723264" text:style-name="L29">
        <text:list-item>
          <text:p text:style-name="P52">CASE_LOCK.json template </text:p>
        </text:list-item>
        <text:list-item>
          <text:p text:style-name="P51">SNAPSHOT_LOCK.json template </text:p>
        </text:list-item>
      </text:list>
      <text:p text:style-name="Text_20_body">If you confirm, I’ll draft both templates next (copy/paste ready) and align them exactly to the folder tree on the EverLightOS page you’re viewing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8:57:16.682077110</meta:creation-date>
    <dc:date>2026-03-19T18:57:34.350547942</dc:date>
    <meta:editing-duration>PT18S</meta:editing-duration>
    <meta:editing-cycles>1</meta:editing-cycles>
    <meta:document-statistic meta:table-count="0" meta:image-count="0" meta:object-count="0" meta:page-count="7" meta:paragraph-count="208" meta:word-count="597" meta:character-count="5608" meta:non-whitespace-character-count="5227"/>
    <meta:generator>LibreOffice/7.3.7.2$Linux_X86_64 LibreOffice_project/30$Build-2</meta:generator>
  </office:meta>
</office:document-meta>
</file>